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imathoptions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CA" officeooo:rsid="0017f0ec" officeooo:paragraph-rsid="0017f0ec"/>
    </style:style>
    <style:style style:name="P2" style:family="paragraph" style:parent-style-name="Standard">
      <style:text-properties fo:language="en" fo:country="CA" officeooo:rsid="0017f0ec" officeooo:paragraph-rsid="001a6a85"/>
    </style:style>
    <style:style style:name="P3" style:family="paragraph" style:parent-style-name="Standard">
      <style:text-properties fo:language="en" fo:country="CA" fo:font-style="italic" officeooo:rsid="0017f0ec" officeooo:paragraph-rsid="0017f0ec" style:font-style-asian="italic" style:font-style-complex="italic"/>
    </style:style>
    <style:style style:name="P4" style:family="paragraph" style:parent-style-name="Standard">
      <style:text-properties fo:language="en" fo:country="CA" fo:font-style="italic" officeooo:rsid="0017fa34" officeooo:paragraph-rsid="0017fa34" style:font-style-asian="italic" style:font-style-complex="italic"/>
    </style:style>
    <style:style style:name="P5" style:family="paragraph" style:parent-style-name="Standard">
      <style:text-properties fo:language="en" fo:country="CA" officeooo:rsid="0017fa34" officeooo:paragraph-rsid="0017fa34"/>
    </style:style>
    <style:style style:name="P6" style:family="paragraph" style:parent-style-name="Standard">
      <style:text-properties fo:language="en" fo:country="CA" officeooo:rsid="0017fa34" officeooo:paragraph-rsid="001a6a85"/>
    </style:style>
    <style:style style:name="P7" style:family="paragraph" style:parent-style-name="Standard">
      <style:text-properties fo:language="en" fo:country="CA" officeooo:rsid="00191eb7" officeooo:paragraph-rsid="00191eb7"/>
    </style:style>
    <style:style style:name="P8" style:family="paragraph" style:parent-style-name="Standard">
      <style:text-properties fo:language="en" fo:country="CA" officeooo:rsid="00191eb7" officeooo:paragraph-rsid="001a6a85"/>
    </style:style>
    <style:style style:name="P9" style:family="paragraph" style:parent-style-name="Standard">
      <style:text-properties fo:language="en" fo:country="CA" officeooo:rsid="0019f7e4" officeooo:paragraph-rsid="0019f7e4"/>
    </style:style>
    <style:style style:name="P10" style:family="paragraph" style:parent-style-name="Standard">
      <style:text-properties fo:language="en" fo:country="CA" officeooo:rsid="001a6a85" officeooo:paragraph-rsid="001a6a85"/>
    </style:style>
    <style:style style:name="P11" style:family="paragraph" style:parent-style-name="Standard">
      <style:text-properties fo:language="en" fo:country="CA" officeooo:rsid="001a6a85" officeooo:paragraph-rsid="001a6a85"/>
    </style:style>
    <style:style style:name="P12" style:family="paragraph" style:parent-style-name="Standard">
      <style:text-properties fo:language="en" fo:country="CA" officeooo:rsid="0017fa34" officeooo:paragraph-rsid="0019f7e4"/>
    </style:style>
    <style:style style:name="T1" style:family="text">
      <style:text-properties officeooo:rsid="0017fa34"/>
    </style:style>
    <style:style style:name="T2" style:family="text">
      <style:text-properties officeooo:rsid="0019f7e4"/>
    </style:style>
    <style:style style:name="T3" style:family="text">
      <style:text-properties officeooo:rsid="001a6a85"/>
    </style:style>
    <style:style style:name="T4" style:family="text">
      <style:text-properties officeooo:rsid="001b68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is mod allows the use of several presets <text:span text:style-name="T3">that may change all the settings, or only some...</text:span></text:p>
      <text:p text:style-name="P10">You may have some preset that influences the galaxy size, shape and quality, while some other influences the races and their relations, then combines these presets.</text:p>
      <text:p text:style-name="P10"><text:s/></text:p>
      <text:p text:style-name="P1">Sequence:</text:p>
      <text:p text:style-name="P1">- The Standard configuration file (Remnant.cfg) is loaded.</text:p>
      <text:p text:style-name="P1">- The Extended presets file (Presets.cfg) is loaded <text:span text:style-name="T1">and activated if ENABLE is either “Load” or “Both”.</text:span></text:p>
      <text:p text:style-name="P1">- <text:span text:style-name="T1">The User may change the parameters with the standard interface</text:span></text:p>
      <text:p text:style-name="P1">- <text:span text:style-name="T1">When the “Start” button is </text:span><text:span text:style-name="T3">activated</text:span><text:span text:style-name="T1">, the presets file is updated if ENABLE is either “Save” or “Both”</text:span></text:p>
      <text:p text:style-name="P1"/>
      <text:p text:style-name="P1">The first setting is global to the file:</text:p>
      <text:p text:style-name="P1"/>
      <text:p text:style-name="P3">¦ SETTING<text:tab/>: ENABLE</text:p>
      <text:p text:style-name="P3"># OPTIONS<text:tab/>: [No, Save, Load, Both]</text:p>
      <text:p text:style-name="P3"># DEFAULT<text:tab/>: Both</text:p>
      <text:p text:style-name="P3"># LAST<text:tab/>: </text:p>
      <text:p text:style-name="P3">ENABLE<text:tab/>: Both</text:p>
      <text:p text:style-name="P1"/>
      <text:p text:style-name="P1">No:<text:tab/>The mod is disabled</text:p>
      <text:p text:style-name="P1">Save:<text:tab/>Only update the contents of the preset file, the preset are not loaded</text:p>
      <text:p text:style-name="P1">Load:<text:tab/>Only load the presets, the file is not updated</text:p>
      <text:p text:style-name="P1">Both:<text:tab/>Load the presets then update the file</text:p>
      <text:p text:style-name="P1"/>
      <text:p text:style-name="P6">Then the User’s preset<text:span text:style-name="T2">s</text:span> designation are listed with their actions. <text:span text:style-name="T2">You just have to add a line to add a preset. All is case insensitive. The load order is given by this list.</text:span></text:p>
      <text:p text:style-name="P5"/>
      <text:p text:style-name="P4">¦ SETTING<text:tab/>: CONFIG ACTION</text:p>
      <text:p text:style-name="P4"># OPTIONS<text:tab/>: [-, Load, Save, Update, Load and save, Load and update, Save default, Update to default]</text:p>
      <text:p text:style-name="P5"/>
      <text:p text:style-name="P7">Load<text:tab/> : To Load these <text:span text:style-name="T3">following presets</text:span> (if not empty nor invalid)... The last one win!</text:p>
      <text:p text:style-name="P8">Save<text:tab/> : The <text:span text:style-name="T3">following </text:span>preset<text:span text:style-name="T3">s</text:span> will be set to the last configuration.</text:p>
      <text:p text:style-name="P8">Update<text:tab/> : If not empty, the <text:span text:style-name="T3">following </text:span>preset<text:span text:style-name="T3">s</text:span> will be set to the last configuration.</text:p>
      <text:p text:style-name="P8">Default : The <text:span text:style-name="T3">following</text:span> preset<text:span text:style-name="T3">s</text:span> will be set to the default configuration (the one before the presets file was loaded).</text:p>
      <text:p text:style-name="P7"/>
      <text:p text:style-name="P9"/>
      <text:p text:style-name="P9">Then all the useful settings are listed.</text:p>
      <text:p text:style-name="P9"/>
      <text:p text:style-name="P10"><text:span text:style-name="T4">Some of the last ones ar</text:span>e <text:span text:style-name="T4">not yet implemented... Be patient!</text:span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6T21:43:04.344000000</meta:creation-date>
    <dc:date>2022-03-06T23:00:47.737000000</dc:date>
    <meta:editing-duration>PT3M22S</meta:editing-duration>
    <meta:editing-cycles>2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27" meta:word-count="302" meta:character-count="1675" meta:non-whitespace-character-count="1394"/>
  </office:meta>
</office:document-meta>
</file>